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1dd" officeooo:paragraph-rsid="001d74f0"/>
    </style:style>
    <style:style style:name="P2" style:family="paragraph" style:parent-style-name="Standard">
      <style:text-properties officeooo:rsid="001cd1dd" officeooo:paragraph-rsid="001cd1dd"/>
    </style:style>
    <style:style style:name="P3" style:family="paragraph" style:parent-style-name="Standard">
      <style:text-properties officeooo:rsid="001cd1dd" officeooo:paragraph-rsid="001fa7e4"/>
    </style:style>
    <style:style style:name="P4" style:family="paragraph" style:parent-style-name="Standard">
      <style:text-properties officeooo:rsid="001d74f0" officeooo:paragraph-rsid="001d74f0"/>
    </style:style>
    <style:style style:name="P5" style:family="paragraph" style:parent-style-name="Standard">
      <style:text-properties officeooo:rsid="001b149b" officeooo:paragraph-rsid="001dff84"/>
    </style:style>
    <style:style style:name="P6" style:family="paragraph" style:parent-style-name="Standard">
      <style:text-properties officeooo:rsid="001b149b" officeooo:paragraph-rsid="001b149b"/>
    </style:style>
    <style:style style:name="P7" style:family="paragraph" style:parent-style-name="Standard">
      <style:text-properties officeooo:rsid="001dff84" officeooo:paragraph-rsid="001dff84"/>
    </style:style>
    <style:style style:name="P8" style:family="paragraph" style:parent-style-name="Standard">
      <style:text-properties officeooo:rsid="001dff84" officeooo:paragraph-rsid="001dff84"/>
    </style:style>
    <style:style style:name="T1" style:family="text">
      <style:text-properties officeooo:rsid="001cd040"/>
    </style:style>
    <style:style style:name="T2" style:family="text">
      <style:text-properties officeooo:rsid="001d74f0"/>
    </style:style>
    <style:style style:name="T3" style:family="text">
      <style:text-properties officeooo:rsid="001dff84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narX web app</text:p>
      <text:p text:style-name="P5">- Qrcode a fianco di ogni opera che ti porta ad un sito dove c'é la sonificazione (video con linea che scorre e si s<text:span text:style-name="T1">e</text:span>nte la composizione del SonarX in tempo-reale).</text:p>
      <text:p text:style-name="P6">- <text:span text:style-name="T3">script in java per accedere al controllo del SonarX installato su un server (parlare con Peldi, e Simon e Nicolas Koroloff)</text:span></text:p>
      <text:p text:style-name="P6"/>
      <text:p text:style-name="P7">Research</text:p>
      <text:p text:style-name="P1">Depth? <text:span text:style-name="T2">Test Reverber or Volume</text:span></text:p>
      <text:p text:style-name="P3"/>
      <text:p text:style-name="P3">Cie Lch</text:p>
      <text:p text:style-name="P3"/>
      <text:p text:style-name="P4">Use <text:span text:style-name="T4">timbre of baritono-tenor-contralto-soprano</text:span> to map: 1) test the saturation? 2) test the color itsel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k Mengucci</meta:initial-creator>
    <meta:creation-date>2015-03-30T12:10:56.405446737</meta:creation-date>
    <dc:date>2015-07-31T19:01:40.055764507</dc:date>
    <dc:creator>Mick Mengucci</dc:creator>
    <meta:editing-duration>PT10H46M20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79" meta:character-count="451" meta:non-whitespace-character-count="379"/>
  </office:meta>
</office:document-meta>
</file>